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as habe ich geschafft:</text:p>
      <text:p text:style-name="P1">- Daten eingelesen</text:p>
      <text:p text:style-name="P1">- Durch Interpolation die b‘s bestimmt</text:p>
      <text:p text:style-name="P1">- Plots gemacht</text:p>
      <text:p text:style-name="P1">- Maximum von T bestimmt, Code für tau-0 geschrieben mit zweiter Methode</text:p>
      <text:p text:style-name="P1"/>
      <text:p text:style-name="P1">To do für dich (Schubert):</text:p>
      <text:p text:style-name="P1">- Erste Methode durchführen, dazu:</text:p>
      <text:p text:style-name="P1">- Untergrundfit und Werte abziehen</text:p>
      <text:p text:style-name="P1">- Fit des Anfangsbereichs <text:span text:style-name="T1">→</text:span><text:s/>W</text:p>
      <text:p text:style-name="P1">- Tabellen?</text:p>
      <text:p text:style-name="P1">- Schöne Plots?</text:p>
      <text:p text:style-name="P1"/>
      <text:p text:style-name="P1"/>
      <text:p text:style-name="P1">To do für mich (Späh), bei Bedarf hilfst du:</text:p>
      <text:p text:style-name="P1">- Bilder in der Theorie und Durchführung</text:p>
      <text:p text:style-name="P1">- Literaturverzeichnis</text:p>
      <text:p text:style-name="P1"/>
      <text:p text:style-name="P1">To do für uns beide:</text:p>
      <text:p text:style-name="P1">- Zweite Methode mit Integral</text:p>
      <text:p text:style-name="P1">- W daraus in tau_0 Formel einsetzen</text:p>
      <text:p text:style-name="P1">- Fehlerformeln? Wichtig!</text:p>
      <text:p text:style-name="P1">- Diskussion. Auf Erwartungen eingehen bei den unterschiedlichen Heizraten</text:p>
      <text:p text:style-name="P1">- Vergleich mit Literaturwer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1</meta:generator>
  </office:meta>
</office:document-meta>
</file>